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3" style:family="graphic" style:parent-style-name="standard">
      <style:graphic-properties draw:stroke-linejoin="round" draw:opacity="100%" draw:textarea-horizontal-align="justify" draw:textarea-vertical-align="middle" draw:auto-grow-height="false" fo:min-height="1.673cm" fo:min-width="9.41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18cm" fo:min-width="4.399cm" draw:shadow="hidden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botto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9.3999996185303pt"/>
    </style:style>
    <style:style style:name="P2" style:family="paragraph">
      <style:paragraph-properties fo:text-align="center"/>
      <style:text-properties fo:font-size="19.3999996185303pt"/>
    </style:style>
    <style:style style:name="P3" style:family="paragraph">
      <loext:graphic-properties draw:opacity="100%"/>
      <style:paragraph-properties fo:text-align="center"/>
      <style:text-properties fo:font-size="19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center"/>
      <style:text-properties fo:font-size="8.60000038146973pt" fo:font-weight="bold"/>
    </style:style>
    <style:style style:name="P6" style:family="paragraph">
      <loext:graphic-properties draw:fill="none"/>
      <style:paragraph-properties fo:margin-top="0cm" fo:margin-bottom="0cm" fo:text-align="center"/>
      <style:text-properties fo:font-size="8.60000038146973pt" fo:font-weight="bold" style:font-size-asian="8pt" style:font-size-complex="8pt"/>
    </style:style>
    <style:style style:name="P7" style:family="paragraph">
      <style:paragraph-properties fo:line-height="200%" fo:text-align="center"/>
      <style:text-properties fo:font-size="8.60000038146973pt" fo:font-weight="bold" style:font-size-asian="8pt" style:font-size-complex="8pt"/>
    </style:style>
    <style:style style:name="P8" style:family="paragraph">
      <loext:graphic-properties draw:fill="none"/>
      <style:paragraph-properties fo:line-height="200%" fo:text-align="center"/>
      <style:text-properties fo:font-size="8.60000038146973pt" fo:font-weight="bold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/>
      <style:paragraph-properties fo:text-align="center"/>
      <style:text-properties fo:font-size="19.3999996185303pt" fo:font-weight="bold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99cm" svg:height="1.368cm" svg:x="2.605cm" svg:y="7.961cm">
          <text:p text:style-name="P1">s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99cm" svg:height="1.368cm" svg:x="2.605cm" svg:y="9.672cm">
          <text:p text:style-name="P1">slo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918cm" svg:height="1.923cm" draw:transform="rotate (-1.5707963267949) translate (13.626cm 1.122cm)">
          <text:p text:style-name="P2">arbi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03cm" svg:y1="10.698cm" svg:x2="7.504cm" svg:y2="10.698cm">
          <text:p/>
        </draw:line>
        <draw:custom-shape draw:style-name="gr5" draw:text-style-name="P1" draw:layer="layout" svg:width="4.899cm" svg:height="1.368cm" svg:x="2.605cm" svg:y="4.541cm">
          <text:p text:style-name="P1">slo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99cm" svg:height="1.368cm" svg:x="2.605cm" svg:y="6.252cm">
          <text:p text:style-name="P1">slo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99cm" svg:height="1.368cm" svg:x="2.605cm" svg:y="1.122cm">
          <text:p text:style-name="P2">slo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99cm" svg:height="1.368cm" svg:x="2.605cm" svg:y="2.832cm">
          <text:p text:style-name="P1">slo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03cm" svg:y1="8.988cm" svg:x2="7.504cm" svg:y2="8.988cm">
          <text:p/>
        </draw:line>
        <draw:line draw:style-name="gr4" draw:text-style-name="P4" draw:layer="layout" svg:x1="11.703cm" svg:y1="7.278cm" svg:x2="7.504cm" svg:y2="7.278cm">
          <text:p/>
        </draw:line>
        <draw:line draw:style-name="gr4" draw:text-style-name="P4" draw:layer="layout" svg:x1="11.703cm" svg:y1="5.568cm" svg:x2="7.504cm" svg:y2="5.568cm">
          <text:p/>
        </draw:line>
        <draw:line draw:style-name="gr4" draw:text-style-name="P4" draw:layer="layout" svg:x1="11.703cm" svg:y1="2.149cm" svg:x2="7.504cm" svg:y2="2.149cm">
          <text:p/>
        </draw:line>
        <draw:line draw:style-name="gr4" draw:text-style-name="P4" draw:layer="layout" svg:x1="11.703cm" svg:y1="3.858cm" svg:x2="7.504cm" svg:y2="3.858cm">
          <text:p/>
        </draw:line>
        <draw:line draw:style-name="gr9" draw:text-style-name="P6" draw:layer="layout" svg:x1="7.504cm" svg:y1="3.517cm" svg:x2="11.703cm" svg:y2="3.517cm">
          <text:p text:style-name="P5"><text:span text:style-name="T1">ready</text:span></text:p>
        </draw:line>
        <draw:line draw:style-name="gr9" draw:text-style-name="P8" draw:layer="layout" svg:x1="7.504cm" svg:y1="1.776cm" svg:x2="11.703cm" svg:y2="1.776cm">
          <text:p text:style-name="P7"><text:span text:style-name="T1">ready</text:span></text:p>
        </draw:line>
        <draw:line draw:style-name="gr9" draw:text-style-name="P6" draw:layer="layout" svg:x1="7.504cm" svg:y1="6.966cm" svg:x2="11.703cm" svg:y2="6.966cm">
          <text:p text:style-name="P5"><text:span text:style-name="T1">ready</text:span></text:p>
        </draw:line>
        <draw:line draw:style-name="gr9" draw:text-style-name="P8" draw:layer="layout" svg:x1="7.504cm" svg:y1="5.226cm" svg:x2="11.703cm" svg:y2="5.226cm">
          <text:p text:style-name="P7"><text:span text:style-name="T1">ready</text:span></text:p>
        </draw:line>
        <draw:line draw:style-name="gr9" draw:text-style-name="P6" draw:layer="layout" svg:x1="7.504cm" svg:y1="10.386cm" svg:x2="11.703cm" svg:y2="10.386cm">
          <text:p text:style-name="P5"><text:span text:style-name="T1">ready</text:span></text:p>
        </draw:line>
        <draw:line draw:style-name="gr9" draw:text-style-name="P8" draw:layer="layout" svg:x1="7.504cm" svg:y1="8.646cm" svg:x2="11.703cm" svg:y2="8.646cm">
          <text:p text:style-name="P7"><text:span text:style-name="T1">ready</text:span></text:p>
        </draw:line>
        <draw:line draw:style-name="gr10" draw:text-style-name="P9" draw:layer="layout" svg:x1="1.905cm" svg:y1="1.806cm" svg:x2="1.905cm" svg:y2="12.065cm">
          <text:p/>
        </draw:line>
        <draw:line draw:style-name="gr10" draw:text-style-name="P9" draw:layer="layout" svg:x1="1.905cm" svg:y1="1.806cm" svg:x2="2.605cm" svg:y2="1.806cm">
          <text:p/>
        </draw:line>
        <draw:line draw:style-name="gr10" draw:text-style-name="P9" draw:layer="layout" svg:x1="1.905cm" svg:y1="3.516cm" svg:x2="2.605cm" svg:y2="3.516cm">
          <text:p/>
        </draw:line>
        <draw:line draw:style-name="gr11" draw:text-style-name="P10" draw:layer="layout" svg:x1="1.905cm" svg:y1="5.225cm" svg:x2="2.605cm" svg:y2="5.225cm">
          <text:p/>
        </draw:line>
        <draw:line draw:style-name="gr10" draw:text-style-name="P9" draw:layer="layout" svg:x1="1.905cm" svg:y1="6.936cm" svg:x2="2.605cm" svg:y2="6.936cm">
          <text:p/>
        </draw:line>
        <draw:line draw:style-name="gr10" draw:text-style-name="P9" draw:layer="layout" svg:x1="1.905cm" svg:y1="8.645cm" svg:x2="2.605cm" svg:y2="8.645cm">
          <text:p/>
        </draw:line>
        <draw:line draw:style-name="gr10" draw:text-style-name="P9" draw:layer="layout" svg:x1="1.905cm" svg:y1="10.356cm" svg:x2="2.605cm" svg:y2="10.3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5-22T15:35:12.757515401</meta:creation-date>
    <dc:date>2022-05-22T15:57:11.089247366</dc:date>
    <dc:creator>Vitalii Yurchenko</dc:creator>
    <meta:editing-duration>PT11M5S</meta:editing-duration>
    <meta:editing-cycles>2</meta:editing-cycles>
    <meta:generator>LibreOffice/7.3.3.2$Linux_X86_64 LibreOffice_project/30$Build-2</meta:generator>
    <meta:document-statistic meta:object-count="26"/>
  </office:meta>
</office:document-meta>
</file>